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ria" svg:font-family="aria"/>
    <style:font-face style:name="arial" svg:font-family="arial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2" style:family="table">
      <style:table-properties style:width="14.575cm" table:align="center"/>
    </style:style>
    <style:style style:name="Table12.A" style:family="table-column">
      <style:table-column-properties style:column-width="7.996cm"/>
    </style:style>
    <style:style style:name="Table12.B" style:family="table-column">
      <style:table-column-properties style:column-width="6.579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8.086cm" table:align="center"/>
    </style:style>
    <style:style style:name="Table13.A" style:family="table-column">
      <style:table-column-properties style:column-width="3.799cm"/>
    </style:style>
    <style:style style:name="Table13.B" style:family="table-column">
      <style:table-column-properties style:column-width="4.286cm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8.841cm" table:align="center"/>
    </style:style>
    <style:style style:name="Table1.A" style:family="table-column">
      <style:table-column-properties style:column-width="2.327cm"/>
    </style:style>
    <style:style style:name="Table1.B" style:family="table-column">
      <style:table-column-properties style:column-width="1.737cm"/>
    </style:style>
    <style:style style:name="Table1.C" style:family="table-column">
      <style:table-column-properties style:column-width="4.777cm"/>
    </style:style>
    <style:style style:name="Table1.1" style:family="table-row">
      <style:table-row-properties style:min-row-height="0.68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6.98cm" table:align="center"/>
    </style:style>
    <style:style style:name="Table3.A" style:family="table-column">
      <style:table-column-properties style:column-width="1.665cm"/>
    </style:style>
    <style:style style:name="Table3.B" style:family="table-column">
      <style:table-column-properties style:column-width="5.315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5.006cm" table:align="center"/>
    </style:style>
    <style:style style:name="Table2.A" style:family="table-column">
      <style:table-column-properties style:column-width="3.268cm"/>
    </style:style>
    <style:style style:name="Table2.B" style:family="table-column">
      <style:table-column-properties style:column-width="1.737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6.346cm" table:align="center"/>
    </style:style>
    <style:style style:name="Table4.A" style:family="table-column">
      <style:table-column-properties style:column-width="2.138cm"/>
    </style:style>
    <style:style style:name="Table4.B" style:family="table-column">
      <style:table-column-properties style:column-width="4.209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4.039cm" table:align="center"/>
    </style:style>
    <style:style style:name="Table5.A" style:family="table-column">
      <style:table-column-properties style:column-width="2.302cm"/>
    </style:style>
    <style:style style:name="Table5.B" style:family="table-column">
      <style:table-column-properties style:column-width="1.737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2.513cm" table:align="center"/>
    </style:style>
    <style:style style:name="Table6.A" style:family="table-column">
      <style:table-column-properties style:column-width="2.279cm"/>
    </style:style>
    <style:style style:name="Table6.B" style:family="table-column">
      <style:table-column-properties style:column-width="10.234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2.92cm" table:align="center"/>
    </style:style>
    <style:style style:name="Table7.A" style:family="table-column">
      <style:table-column-properties style:column-width="2.067cm"/>
    </style:style>
    <style:style style:name="Table7.B" style:family="table-column">
      <style:table-column-properties style:column-width="1.737cm"/>
    </style:style>
    <style:style style:name="Table7.C" style:family="table-column">
      <style:table-column-properties style:column-width="9.116cm"/>
    </style:style>
    <style:style style:name="Table7.1" style:family="table-row">
      <style:table-row-properties style:min-row-height="0.683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7.712cm" fo:margin-left="4.985cm" table:align="left"/>
    </style:style>
    <style:style style:name="Table8.A" style:family="table-column">
      <style:table-column-properties style:column-width="1.619cm"/>
    </style:style>
    <style:style style:name="Table8.B" style:family="table-column">
      <style:table-column-properties style:column-width="6.092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4.96cm" table:align="center"/>
    </style:style>
    <style:style style:name="Table9.A" style:family="table-column">
      <style:table-column-properties style:column-width="3.221cm"/>
    </style:style>
    <style:style style:name="Table9.B" style:family="table-column">
      <style:table-column-properties style:column-width="1.739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4.37cm" table:align="center"/>
    </style:style>
    <style:style style:name="Table10.A" style:family="table-column">
      <style:table-column-properties style:column-width="2.161cm"/>
    </style:style>
    <style:style style:name="Table10.B" style:family="table-column">
      <style:table-column-properties style:column-width="6.103cm"/>
    </style:style>
    <style:style style:name="Table10.C" style:family="table-column">
      <style:table-column-properties style:column-width="6.107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6.44cm" table:align="center"/>
    </style:style>
    <style:style style:name="Table11.A" style:family="table-column">
      <style:table-column-properties style:column-width="1.503cm"/>
    </style:style>
    <style:style style:name="Table11.B" style:family="table-column">
      <style:table-column-properties style:column-width="4.937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 style:list-style-name="L4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9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0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5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6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7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8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9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0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1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2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3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5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6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7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8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9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30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32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33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34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35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36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37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38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39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40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41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42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43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44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45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46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47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48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49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 style:list-style-name="L31">
      <style:paragraph-properties fo:text-align="justify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 style:list-style-name="L46">
      <style:paragraph-properties fo:text-align="justify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2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3" style:family="paragraph" style:parent-style-name="Standard" style:list-style-name="L9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4" style:family="paragraph" style:parent-style-name="Standard" style:list-style-name="L1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5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6" style:family="paragraph" style:parent-style-name="Standard" style:list-style-name="L1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Standard" style:list-style-name="L24">
      <style:paragraph-properties fo:text-align="justify" style:justify-single-word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 style:list-style-name="L50">
      <style:paragraph-properties fo:text-align="justify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</style:style>
    <style:style style:name="P55" style:family="paragraph" style:parent-style-name="Standard" style:list-style-name="L14">
      <style:paragraph-properties fo:text-align="justify" style:justify-single-word="false"/>
    </style:style>
    <style:style style:name="P56" style:family="paragraph" style:parent-style-name="Standard" style:list-style-name="L1">
      <style:paragraph-properties fo:text-align="justify" style:justify-single-word="false"/>
    </style:style>
    <style:style style:name="P57" style:family="paragraph" style:parent-style-name="Standard" style:list-style-name="L2">
      <style:paragraph-properties fo:text-align="justify" style:justify-single-word="false"/>
    </style:style>
    <style:style style:name="P58" style:family="paragraph" style:parent-style-name="Standard" style:list-style-name="L3">
      <style:paragraph-properties fo:text-align="justify" style:justify-single-word="false"/>
    </style:style>
    <style:style style:name="P59" style:family="paragraph" style:parent-style-name="Standard" style:list-style-name="L4">
      <style:paragraph-properties fo:text-align="justify" style:justify-single-word="false"/>
    </style:style>
    <style:style style:name="P60" style:family="paragraph" style:parent-style-name="Standard" style:list-style-name="L5">
      <style:paragraph-properties fo:text-align="justify" style:justify-single-word="false"/>
    </style:style>
    <style:style style:name="P61" style:family="paragraph" style:parent-style-name="Standard" style:list-style-name="L6">
      <style:paragraph-properties fo:text-align="justify" style:justify-single-word="false"/>
    </style:style>
    <style:style style:name="P62" style:family="paragraph" style:parent-style-name="Standard" style:list-style-name="L7">
      <style:paragraph-properties fo:text-align="justify" style:justify-single-word="false"/>
    </style:style>
    <style:style style:name="P63" style:family="paragraph" style:parent-style-name="Standard" style:list-style-name="L51">
      <style:paragraph-properties fo:text-align="justify" style:justify-single-word="false"/>
    </style:style>
    <style:style style:name="P64" style:family="paragraph" style:parent-style-name="Standard">
      <style:paragraph-properties fo:text-align="justify" style:justify-single-word="false"/>
      <style:text-properties style:font-name="arial"/>
    </style:style>
    <style:style style:name="P65" style:family="paragraph" style:parent-style-name="Standard">
      <style:paragraph-properties fo:text-align="justify" style:justify-single-word="false"/>
      <style:text-properties style:font-name="Monospac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Monospac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 fo:break-before="pag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paragraph-properties fo:text-align="justify" style:justify-single-word="false" fo:break-before="pag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Text_20_body" style:list-style-name="L51">
      <style:paragraph-properties fo:text-align="justify" style:justify-single-word="false"/>
    </style:style>
    <style:style style:name="P70" style:family="paragraph" style:parent-style-name="Text_20_body" style:list-style-name="L5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1" style:family="paragraph" style:parent-style-name="Heading_20_1">
      <style:paragraph-properties fo:text-align="justify" style:justify-single-word="false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1">
      <style:paragraph-properties fo:text-align="justify" style:justify-single-word="false" fo:break-before="page"/>
    </style:style>
    <style:style style:name="P74" style:family="paragraph" style:parent-style-name="Heading_20_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5" style:family="paragraph" style:parent-style-name="Heading_20_2">
      <style:paragraph-properties fo:text-align="justify" style:justify-single-word="false"/>
    </style:style>
    <style:style style:name="P76" style:family="paragraph" style:parent-style-name="Table_20_Contents" style:list-style-name="L14">
      <style:paragraph-properties fo:text-align="justify" style:justify-single-word="false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80" style:family="paragraph" style:parent-style-name="Table_20_Contents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1" style:family="paragraph" style:parent-style-name="Heading_20_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2" style:family="paragraph" style:parent-style-name="Heading_20_3">
      <style:paragraph-properties fo:text-align="justify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aria"/>
    </style:style>
    <style:style style:name="T14" style:family="text">
      <style:text-properties style:font-name="aria" fo:font-size="12pt" style:font-size-asian="12pt" style:font-size-complex="12pt"/>
    </style:style>
    <style:style style:name="T15" style:family="text">
      <style:text-properties style:font-name="arial"/>
    </style:style>
    <style:style style:name="T16" style:family="text">
      <style:text-properties style:font-name="arial" fo:font-weight="bold"/>
    </style:style>
    <style:style style:name="T17" style:family="text">
      <style:text-properties style:font-name="arial" fo:font-weight="bold" style:font-weight-asian="bold" style:font-weight-complex="bold"/>
    </style:style>
    <style:style style:name="T18" style:family="text">
      <style:text-properties style:font-name="arial" fo:font-weight="normal" style:font-weight-asian="normal" style:font-weight-complex="normal"/>
    </style:style>
    <style:style style:name="T1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arial" fo:font-size="12pt" fo:font-weight="bold" style:font-size-asian="12pt" style:font-size-complex="12pt"/>
    </style:style>
    <style:style style:name="T2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arial" fo:font-size="12pt" style:font-size-asian="12pt" style:font-size-complex="12pt"/>
    </style:style>
    <style:style style:name="T23" style:family="text">
      <style:text-properties style:font-name="Monospac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1" text:outline-level="1">ESCOLHER O NOME</text:h>
      <text:p text:style-name="P64"></text:p>
      <text:h text:style-name="P71" text:outline-level="1">INTRODUÇÃO</text:h>
      <text:p text:style-name="P64"><text:tab/>A Teoria dos Grafos é um campo da Ciência da Computação amplamente estudada, e existem diversas ferramentas[LISTAR ALGUMAS] que auxiliam pesquisadores e alunos desta área a manipular grafos e algoritmos sobre eles.</text:p>
      <text:p text:style-name="P64"><text:tab/>Porém, em sua maioria, são softwares que rodam apenas em máquinas locais, com formatos de dados de entrada próprios, o que dificulta integrações entre si.</text:p>
      <text:p text:style-name="P64"><text:tab/>O presente trabalho teve como objetivo desenvolver uma plataforma que permitisse aos usuários acesso remoto, além de ser facilmente integrável com outros sistemas.</text:p>
      <text:p text:style-name="P64"><text:tab/>Como resultado, é apresentado o NOME, uma plataforma de execução remota de algoritmos sobre grafos. Este documento tem como função explicar seu funcionamento para, ao fim da leitura, o leitor ser capaz não só de utilizar esta ferramenta, mas também de desenvolver diversos algoritmos para o sistema.</text:p>
      <text:h text:style-name="Heading_20_1" text:outline-level="1"><text:span text:style-name="T15"></text:span><text:span text:style-name="T12">O </text:span>Formato JSON </text:h>
      <text:p text:style-name="P64"><text:span text:style-name="T9"><text:tab/>J</text:span><text:span text:style-name="T9">SON</text:span> (<text:span text:style-name="T5">JavaScript Object Notation</text:span> - Notação de Objetos JavaScript) é um formato muito leve para enviar e receber dados. </text:p>
      <text:p text:style-name="P1"><text:span text:style-name="T15"><text:tab/>Embora seja baseado na linguagem JavaScript, é suportada pela maioria das linguagens, inclusive o PHP, o que a torna bastante atrativa no desenvolvimento de sistemas que precisem tr</text:span>ocar informações entre si. </text:p>
      <text:p text:style-name="P1"><text:tab/>Além de ser facilmente compreendido por humanos, é bastante simples de ser gerado e consumido por programas de computador. </text:p>
      <text:p text:style-name="P1"><text:tab/>É constituído de duas estruturas: </text:p>
      <text:list xml:id="list440291542" text:style-name="L1">
        <text:list-item>
          <text:p text:style-name="P56"><text:span text:style-name="T10">Conjunto de pares chave/valor, que equivale às </text:span>listas associativas<text:span text:style-name="T10"> do PHP. Neste documento são chamados apenas de </text:span>listas<text:span text:style-name="T10">. </text:span></text:p>
        </text:list-item>
      </text:list>
      <text:p text:style-name="P1"><text:tab/><text:span text:style-name="T5">Exemplo 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7">JSON</text:p>
          </table:table-cell>
          <table:table-cell table:style-name="Table12.B1" office:value-type="string">
            <text:p text:style-name="P77">PHP</text:p>
          </table:table-cell>
        </table:table-row>
        <table:table-row>
          <table:table-cell table:style-name="Table12.A2" office:value-type="string">
            <text:p text:style-name="P1"><text:span text:style-name="T23">{"graphId": 284051, "size": 3}</text:span> </text:p>
          </table:table-cell>
          <table:table-cell table:style-name="Table12.B2" office:value-type="string">
            <text:p text:style-name="P66">Array( </text:p>
            <text:p text:style-name="P66"><text:tab/>[graphId] =&gt; 284051 </text:p>
            <text:p text:style-name="P66"><text:tab/>[size] =&gt; 3 </text:p>
            <text:p text:style-name="P66">) </text:p>
          </table:table-cell>
        </table:table-row>
      </table:table>
      <text:p text:style-name="P1"/>
      <text:list xml:id="list2098187877" text:style-name="L2">
        <text:list-item>
          <text:p text:style-name="P57"><text:span text:style-name="T10">Conjunto ordenado de valores, equivalente a </text:span>vetores.<text:span text:style-name="T10"> </text:span></text:p>
        </text:list-item>
      </text:list>
      <text:p text:style-name="P50"><text:tab/>Exemplo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7">JSON</text:p>
          </table:table-cell>
          <table:table-cell table:style-name="Table13.B1" office:value-type="string">
            <text:p text:style-name="P77">PHP</text:p>
          </table:table-cell>
        </table:table-row>
        <table:table-row>
          <table:table-cell table:style-name="Table13.A2" office:value-type="string">
            <text:p text:style-name="P65">[62,18,"fim"] </text:p>
          </table:table-cell>
          <table:table-cell table:style-name="Table13.B2" office:value-type="string">
            <text:p text:style-name="P65">Array( </text:p>
            <text:p text:style-name="P65"><text:tab/>[0] =&gt; 62 </text:p>
            <text:p text:style-name="P65"><text:tab/>[1] =&gt; 18 </text:p>
            <text:p text:style-name="P65"><text:tab/>[2] =&gt; fim </text:p>
            <text:p text:style-name="P65">) </text:p>
          </table:table-cell>
        </table:table-row>
      </table:table>
      <text:p text:style-name="P1"/>
      <text:p text:style-name="P1"><text:tab/>Estas estruturas podem estar aninhadas, ou seja, uma lista pode conter vetores, enquanto um vetor pode conter listas.</text:p>
      <text:p text:style-name="P38"/>
      <text:p text:style-name="P38">RECURSOS - FLUXOGRAMA PRA TUDO (SIMPLES)</text:p>
      <text:p text:style-name="P38"><text:soft-page-break/>Graph GET POST</text:p>
      <text:p text:style-name="P38">Algorithm GET POST (lista param e lista grafo, lista de resultado)</text:p>
      <text:p text:style-name="P38">Result GET</text:p>
      <text:p text:style-name="P38"/>
      <text:p text:style-name="P38">Estrutura de Diretórios e Arquivos</text:p>
      <text:p text:style-name="P1">A seguir, apresenta-se a estrutura de diretórios do sistema. Esta disposição é a padrão, mas pode ser modificada através das constantes de configuração, descritas na próxima seção.</text:p>
      <text:list xml:id="list1468541386" text:style-name="L3">
        <text:list-item>
          <text:p text:style-name="P58"><text:span text:style-name="T11">Data</text:span><text:span text:style-name="T10"> - Diretório que armazena os dados </text:span></text:p>
          <text:list>
            <text:list-item>
              <text:p text:style-name="P58"><text:span text:style-name="T11">Graphs</text:span><text:span text:style-name="T10"> - Diretório que armazena os arquivos de grafos </text:span></text:p>
            </text:list-item>
            <text:list-item>
              <text:p text:style-name="P58"><text:span text:style-name="T11">Results</text:span><text:span text:style-name="T10"> - Diretório que armazena os arquivo de resultados </text:span></text:p>
            </text:list-item>
          </text:list>
        </text:list-item>
      </text:list>
      <text:list xml:id="list428860705" text:style-name="L4">
        <text:list-item>
          <text:p text:style-name="P59"><text:span text:style-name="T11">Library</text:span><text:span text:style-name="T10"> - Biblioteca do sistema </text:span></text:p>
          <text:list>
            <text:list-item>
              <text:p text:style-name="P59"><text:span text:style-name="T11">Algorithms</text:span><text:span text:style-name="T10"> - Diretório onde ficam os arquivos de algoritmos </text:span></text:p>
              <text:list>
                <text:list-item>
                  <text:p text:style-name="P2"><text:span text:style-name="T5">AlgorithmBase.php</text:span> - Classe base para todos os algoritmos </text:p>
                </text:list-item>
              </text:list>
            </text:list-item>
            <text:list-item>
              <text:p text:style-name="P2"><text:span text:style-name="T9">Resources</text:span> - Diretório onde ficam os arquivos responsáveis por implementar cada recurso </text:p>
              <text:list>
                <text:list-item>
                  <text:p text:style-name="P2"><text:span text:style-name="T5">Algorithm.php</text:span> - Classe para tratar o recurso ALGORTIHM </text:p>
                </text:list-item>
                <text:list-item>
                  <text:p text:style-name="P2"><text:span text:style-name="T5">Graph.php</text:span> - Classe para tratar o recurso GRAPH </text:p>
                </text:list-item>
                <text:list-item>
                  <text:p text:style-name="P2"><text:span text:style-name="T5">Result.php</text:span> - Classe para tratar o recurso RESULT </text:p>
                </text:list-item>
              </text:list>
            </text:list-item>
            <text:list-item>
              <text:p text:style-name="P59">RestService.php<text:span text:style-name="T10"> - Classe responsável por controlar e responder todas as requisições </text:span></text:p>
            </text:list-item>
            <text:list-item>
              <text:p text:style-name="P59">GraphBase.php<text:span text:style-name="T10"> - Classe que manipula um grafo </text:span></text:p>
            </text:list-item>
          </text:list>
        </text:list-item>
      </text:list>
      <text:list xml:id="list1832690798" text:style-name="L5">
        <text:list-item>
          <text:p text:style-name="P60"><text:span text:style-name="T11">Public</text:span><text:span text:style-name="T10"> - Diretório acessível pelo servidor web </text:span></text:p>
          <text:list>
            <text:list-item>
              <text:p text:style-name="P60">index.php<text:span text:style-name="T10"> - Arquivo que recebe todas as requisições </text:span></text:p>
            </text:list-item>
          </text:list>
        </text:list-item>
      </text:list>
      <text:list xml:id="list1422535873" text:style-name="L6">
        <text:list-item>
          <text:list>
            <text:list-item>
              <text:p text:style-name="P61">.htaccess<text:span text:style-name="T10"> - Arquivo responsável por redirecionar as requisições </text:span></text:p>
            </text:list-item>
          </text:list>
        </text:list-item>
      </text:list>
      <text:list xml:id="list353290300" text:style-name="L7">
        <text:list-item>
          <text:p text:style-name="P62">HOWTO<text:span text:style-name="T10"> - Arquivo que explica como colocar o sistema no ar </text:span></text:p>
        </text:list-item>
        <text:list-item>
          <text:p text:style-name="P62"><text:span text:style-name="T11">ClientExamples</text:span><text:span text:style-name="T10"> - Diretório que armazena alguns arquivos com exemplos de clientes</text:span></text:p>
        </text:list-item>
      </text:list>
      <text:p text:style-name="P1"/>
      <text:p text:style-name="P38"/>
      <text:p text:style-name="P38">Constantes de Configuração</text:p>
      <text:p text:style-name="P1">No arquivo <text:span text:style-name="T7">Public/index.php</text:span> existem algumas constantes utilizada pelo sistema. Algumas delas precisam ser modificadas para a plataforma funcionar:</text:p>
      <text:list xml:id="list1649797715" text:style-name="L8">
        <text:list-item>
          <text:p text:style-name="P42"><text:span text:style-name="T7">LIBRARY_DIR</text:span><text:span text:style-name="T2">: caminho absoluto do diretório que contém a biblioteca do sistema, além dos arquivos das classes de algoritmos;</text:span></text:p>
        </text:list-item>
        <text:list-item>
          <text:p text:style-name="P42"><text:span text:style-name="T7">DATA_DIR</text:span><text:span text:style-name="T2">: caminho absoluto do diretório que contém os arquivos de grafo e de resultado. </text:span></text:p>
        </text:list-item>
      </text:list>
      <text:p text:style-name="P1"/>
      <text:p text:style-name="P1">As demais não precisam ser modificadas, que são: </text:p>
      <text:list xml:id="list1039244212" text:style-name="L9">
        <text:list-item>
          <text:p text:style-name="P43"><text:span text:style-name="T7">ALGORITHM_DIR</text:span><text:span text:style-name="T2">: diretório onde ficam as classes dos algoritmos desenvolvidos (</text:span><text:span text:style-name="T6">LIBRARY_DIR/Algorithms</text:span><text:span text:style-name="T2">);</text:span></text:p>
        </text:list-item>
        <text:list-item>
          <text:p text:style-name="P3"><text:span text:style-name="T7">GRAPH_DATA_DIR</text:span>: diretório que contém os arquivos de grafo (<text:span text:style-name="T5">DATA_DIR/Graphs</text:span>);</text:p>
        </text:list-item>
        <text:list-item>
          <text:p text:style-name="P43"><text:span text:style-name="T7">RESULT_DATA_DIR</text:span><text:span text:style-name="T2">: diretório que contém os arquivos de resultado (</text:span><text:span text:style-name="T6">DATA_DIR/Results</text:span><text:span text:style-name="T2">).</text:span></text:p>
        </text:list-item>
      </text:list>
      <text:p text:style-name="P38"/>
      <text:h text:style-name="P73" text:outline-level="1">Recursos</text:h>
      <text:h text:style-name="P74" text:outline-level="2">GRAPH </text:h>
      <text:p text:style-name="P1"><text:tab/>Este recurso é responsável por amarzenar e recuperar grafos do sistema. Possui URI's distintas para cada operação. </text:p>
      <text:h text:style-name="P81" text:outline-level="3">OPERAÇÕES </text:h>
      <text:list xml:id="list1602937562" text:style-name="L10">
        <text:list-item>
          <text:p text:style-name="P4">Salvar um grafo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7">URI</text:p>
          </table:table-cell>
          <table:table-cell table:style-name="Table1.A1" office:value-type="string">
            <text:p text:style-name="P77">Método</text:p>
          </table:table-cell>
          <table:table-cell table:style-name="Table1.C1" office:value-type="string">
            <text:p text:style-name="P77">Parâmetro</text:p>
          </table:table-cell>
        </table:table-row>
        <table:table-row table:style-name="Table1.1">
          <table:table-cell table:style-name="Table1.A2" office:value-type="string">
            <text:p text:style-name="P78">/graph.json</text:p>
          </table:table-cell>
          <table:table-cell table:style-name="Table1.A2" office:value-type="string">
            <text:p text:style-name="P78">POST</text:p>
          </table:table-cell>
          <table:table-cell table:style-name="Table1.C2" office:value-type="string">
            <text:p text:style-name="P79">graph<text:span text:style-name="T1">: Grafo a ser salvo</text:span></text:p>
          </table:table-cell>
        </table:table-row>
      </table:table>
      <text:p text:style-name="P1"/>
      <text:p text:style-name="P50"><text:tab/>Resposta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7">Chave</text:p>
          </table:table-cell>
          <table:table-cell table:style-name="Table3.B1" office:value-type="string">
            <text:p text:style-name="P77">Valor</text:p>
          </table:table-cell>
        </table:table-row>
        <table:table-row>
          <table:table-cell table:style-name="Table3.A2" office:value-type="string">
            <text:p text:style-name="P78">graphId</text:p>
          </table:table-cell>
          <table:table-cell table:style-name="Table3.B2" office:value-type="string">
            <text:p text:style-name="P78">Identificador do grafo salvo</text:p>
          </table:table-cell>
        </table:table-row>
      </table:table>
      <text:p text:style-name="P1"/>
      <text:list xml:id="list1216611969" text:style-name="L11">
        <text:list-item>
          <text:p text:style-name="P44"><text:span text:style-name="T2">Recuperar um grafo </text:span><text:span text:style-name="T6">&lt;id&gt;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7">URI</text:p>
          </table:table-cell>
          <table:table-cell table:style-name="Table2.B1" office:value-type="string">
            <text:p text:style-name="P77">Método</text:p>
          </table:table-cell>
        </table:table-row>
        <table:table-row>
          <table:table-cell table:style-name="Table2.A2" office:value-type="string">
            <text:p text:style-name="P78">/graph/&lt;id&gt;.json</text:p>
          </table:table-cell>
          <table:table-cell table:style-name="Table2.B2" office:value-type="string">
            <text:p text:style-name="P78">GET</text:p>
          </table:table-cell>
        </table:table-row>
      </table:table>
      <text:p text:style-name="P1"/>
      <text:p text:style-name="P1"><text:tab/><text:span text:style-name="T5">Resposta </text:span></text:p>
      <text:p text:style-name="P1"><text:tab/><text:tab/>Grafo correspondente ao identificador <text:span text:style-name="T5">&lt;id&gt; </text:span>no formato JSON</text:p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7">Chave</text:p>
          </table:table-cell>
          <table:table-cell table:style-name="Table4.B1" office:value-type="string">
            <text:p text:style-name="P77">Valor</text:p>
          </table:table-cell>
        </table:table-row>
        <table:table-row>
          <table:table-cell table:style-name="Table4.A2" office:value-type="string">
            <text:p text:style-name="P78">id</text:p>
          </table:table-cell>
          <table:table-cell table:style-name="Table4.B2" office:value-type="string">
            <text:p text:style-name="P78">Identificador do grafo</text:p>
          </table:table-cell>
        </table:table-row>
        <table:table-row>
          <table:table-cell table:style-name="Table4.A2" office:value-type="string">
            <text:p text:style-name="P78">vertexes</text:p>
          </table:table-cell>
          <table:table-cell table:style-name="Table4.B2" office:value-type="string">
            <text:p text:style-name="P78">Lista de vértices</text:p>
          </table:table-cell>
        </table:table-row>
        <table:table-row>
          <table:table-cell table:style-name="Table4.A2" office:value-type="string">
            <text:p text:style-name="P78">adjacency</text:p>
          </table:table-cell>
          <table:table-cell table:style-name="Table4.B2" office:value-type="string">
            <text:p text:style-name="P78">Lista de adjacência</text:p>
          </table:table-cell>
        </table:table-row>
      </table:table>
      <text:p text:style-name="P1"/>
      <text:h text:style-name="P74" text:outline-level="2">ALGORTIHM </text:h>
      <text:p text:style-name="P1"><text:tab/>Este recurso é responsável por executar os diversos algortimos do sistema. </text:p>
      <text:h text:style-name="P81" text:outline-level="3">OPERAÇÕES </text:h>
      <text:list xml:id="list1744009456" text:style-name="L12">
        <text:list-item>
          <text:p text:style-name="P45"><text:span text:style-name="T2">Obter informações sobre determinado algoritmo </text:span><text:span text:style-name="T6">&lt;id&gt;</text:span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7">URI</text:p>
          </table:table-cell>
          <table:table-cell table:style-name="Table5.B1" office:value-type="string">
            <text:p text:style-name="P77">Método</text:p>
          </table:table-cell>
        </table:table-row>
        <table:table-row>
          <table:table-cell table:style-name="Table5.A2" office:value-type="string">
            <text:p text:style-name="P78">/&lt;id&gt;.json</text:p>
          </table:table-cell>
          <table:table-cell table:style-name="Table5.B2" office:value-type="string">
            <text:p text:style-name="P78">GET</text:p>
          </table:table-cell>
        </table:table-row>
      </table:table>
      <text:p text:style-name="P1"/>
      <text:p text:style-name="P1"><text:tab/></text:p>
      <text:p text:style-name="P67"><text:tab/>Resposta </text:p>
      <text:p text:style-name="P1"><text:tab/><text:tab/>JSON com as seguintes informações sobre o algoritmo <text:span text:style-name="T5">&lt;id&gt;</text:span>: </text:p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7">Chave</text:p>
          </table:table-cell>
          <table:table-cell table:style-name="Table6.B1" office:value-type="string">
            <text:p text:style-name="P77">Valor</text:p>
          </table:table-cell>
        </table:table-row>
        <table:table-row>
          <table:table-cell table:style-name="Table6.A2" office:value-type="string">
            <text:p text:style-name="P78">id</text:p>
          </table:table-cell>
          <table:table-cell table:style-name="Table6.B2" office:value-type="string">
            <text:p text:style-name="P78">Identificador do algoritmo</text:p>
          </table:table-cell>
        </table:table-row>
        <table:table-row>
          <table:table-cell table:style-name="Table6.A2" office:value-type="string">
            <text:p text:style-name="P78">title</text:p>
          </table:table-cell>
          <table:table-cell table:style-name="Table6.B2" office:value-type="string">
            <text:p text:style-name="P78">Título do algoritmo</text:p>
          </table:table-cell>
        </table:table-row>
        <table:table-row>
          <table:table-cell table:style-name="Table6.A2" office:value-type="string">
            <text:p text:style-name="P78">description</text:p>
          </table:table-cell>
          <table:table-cell table:style-name="Table6.B2" office:value-type="string">
            <text:p text:style-name="P78">Breve descrição</text:p>
          </table:table-cell>
        </table:table-row>
        <table:table-row>
          <table:table-cell table:style-name="Table6.A2" office:value-type="string">
            <text:p text:style-name="P78">input</text:p>
          </table:table-cell>
          <table:table-cell table:style-name="Table6.B2" office:value-type="string">
            <text:p text:style-name="P78">Lista com a descrição de cada argumento de entrada</text:p>
          </table:table-cell>
        </table:table-row>
        <table:table-row>
          <table:table-cell table:style-name="Table6.A2" office:value-type="string">
            <text:p text:style-name="P78">result</text:p>
          </table:table-cell>
          <table:table-cell table:style-name="Table6.B2" office:value-type="string">
            <text:p text:style-name="P78">Lista com a descrição de cada dado de saída</text:p>
          </table:table-cell>
        </table:table-row>
      </table:table>
      <text:p text:style-name="P1"/>
      <text:p text:style-name="P1"><text:tab/><text:tab/>A lista <text:span text:style-name="T5">input</text:span> possui como índices os nomes dos argumentos esperados.</text:p>
      <text:p text:style-name="P1"/>
      <text:list xml:id="list1985472741" text:style-name="L13">
        <text:list-item>
          <text:p text:style-name="P46"><text:span text:style-name="T2">Executar um algortimo </text:span><text:span text:style-name="T6">&lt;id&gt;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7">URI</text:p>
          </table:table-cell>
          <table:table-cell table:style-name="Table7.A1" office:value-type="string">
            <text:p text:style-name="P77">Método</text:p>
          </table:table-cell>
          <table:table-cell table:style-name="Table7.C1" office:value-type="string">
            <text:p text:style-name="P77">Parâmetros</text:p>
          </table:table-cell>
        </table:table-row>
        <table:table-row table:style-name="Table7.1">
          <table:table-cell table:style-name="Table7.A2" office:value-type="string">
            <text:p text:style-name="P78">/&lt;id&gt;.json</text:p>
          </table:table-cell>
          <table:table-cell table:style-name="Table7.A2" office:value-type="string">
            <text:p text:style-name="P78">POST</text:p>
          </table:table-cell>
          <table:table-cell table:style-name="Table7.C2" office:value-type="string">
            <text:list xml:id="list1947206329" text:style-name="L14">
              <text:list-item>
                <text:p text:style-name="P76">graph: Lista de <text:span text:style-name="T10">identificadores de grafos de entrada</text:span></text:p>
              </text:list-item>
              <text:list-item>
                <text:p text:style-name="P55">param<text:span text:style-name="T10">: Lista de parâmetros de entrada</text:span></text:p>
              </text:list-item>
            </text:list>
          </table:table-cell>
        </table:table-row>
      </table:table>
      <text:p text:style-name="P1"/>
      <text:p text:style-name="P1"><text:tab/><text:tab/>As duas listas são opcionais e devem possuir como índices os mesmos nomes da lista <text:span text:style-name="T5">input</text:span>, descrita na seção anterior. Deve-se atentar para a separação dos argumentos que são grafos, pertencentes à lista <text:span text:style-name="T5">graph</text:span>, dos demais dados, da lista <text:span text:style-name="T5">param</text:span>. </text:p>
      <text:p text:style-name="P1"/>
      <text:p text:style-name="P1"><text:tab/><text:span text:style-name="T5">Resposta 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7">Chave</text:p>
          </table:table-cell>
          <table:table-cell table:style-name="Table8.B1" office:value-type="string">
            <text:p text:style-name="P77">Valor</text:p>
          </table:table-cell>
        </table:table-row>
        <table:table-row>
          <table:table-cell table:style-name="Table8.A2" office:value-type="string">
            <text:p text:style-name="P78">resultId</text:p>
          </table:table-cell>
          <table:table-cell table:style-name="Table8.B2" office:value-type="string">
            <text:p text:style-name="P78">Identificador do resultado salvo</text:p>
          </table:table-cell>
        </table:table-row>
      </table:table>
      <text:p text:style-name="P1"/>
      <text:p text:style-name="P1"><text:tab/><text:span text:style-name="T9">Observação</text:span>: Execuções idênticas, isto é, do mesmo algortimo com os mesmos parâmetros de entrada, embora possam gerar resultados iguais, são armazenados sob identificadores diferentes. </text:p>
      <text:h text:style-name="P74" text:outline-level="2">RESULT </text:h>
      <text:p text:style-name="P1"><text:tab/>Este recurso é responsável por recuperar informações sobre o resultado gerado por uma execução de um algoritmo. </text:p>
      <text:h text:style-name="P81" text:outline-level="3">OPERAÇÕES </text:h>
      <text:list xml:id="list977640194" text:style-name="L15">
        <text:list-item>
          <text:p text:style-name="P5">Obter resultado <text:span text:style-name="T5">&lt;id&gt;</text:span>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7">URI</text:p>
          </table:table-cell>
          <table:table-cell table:style-name="Table9.B1" office:value-type="string">
            <text:p text:style-name="P77">Método</text:p>
          </table:table-cell>
        </table:table-row>
        <table:table-row>
          <table:table-cell table:style-name="Table9.A2" office:value-type="string">
            <text:p text:style-name="P78">/result/&lt;id&gt;.json</text:p>
          </table:table-cell>
          <table:table-cell table:style-name="Table9.B2" office:value-type="string">
            <text:p text:style-name="P78">GET</text:p>
          </table:table-cell>
        </table:table-row>
      </table:table>
      <text:p text:style-name="P1"/>
      <text:p text:style-name="P68"><text:tab/><text:span text:style-name="T5">Resposta </text:span></text:p>
      <text:p text:style-name="P1"><text:tab/><text:tab/>JSON do resultado correspondente ao identificador <text:span text:style-name="T5">&lt;id&gt;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77">Chave</text:p>
          </table:table-cell>
          <table:table-cell table:style-name="Table10.B1" table:number-columns-spanned="2" office:value-type="string">
            <text:p text:style-name="P77">Valor</text:p>
          </table:table-cell>
          <table:covered-table-cell/>
        </table:table-row>
        <table:table-row>
          <table:table-cell table:style-name="Table10.A2" office:value-type="string">
            <text:p text:style-name="P80">id</text:p>
          </table:table-cell>
          <table:table-cell table:style-name="Table10.B2" table:number-columns-spanned="2" office:value-type="string">
            <text:p text:style-name="P1">Identificador do resultado</text:p>
          </table:table-cell>
          <table:covered-table-cell/>
        </table:table-row>
        <table:table-row>
          <table:table-cell table:style-name="Table10.A2" table:number-rows-spanned="4" office:value-type="string">
            <text:p text:style-name="P80">algorithm</text:p>
          </table:table-cell>
          <table:table-cell table:style-name="Table10.B2" table:number-columns-spanned="2" office:value-type="string">
            <text:p text:style-name="P1">Lista de informações sobre o algoritmo executado. Contém:</text:p>
          </table:table-cell>
          <table:covered-table-cell/>
        </table:table-row>
        <table:table-row>
          <table:covered-table-cell/>
          <table:table-cell table:style-name="Table10.A2" office:value-type="string">
            <text:p text:style-name="P49">Chave</text:p>
          </table:table-cell>
          <table:table-cell table:style-name="Table10.B2" office:value-type="string">
            <text:p text:style-name="P49">Valor</text:p>
          </table:table-cell>
        </table:table-row>
        <table:table-row>
          <table:covered-table-cell/>
          <table:table-cell table:style-name="Table10.A2" office:value-type="string">
            <text:p text:style-name="P1">id</text:p>
          </table:table-cell>
          <table:table-cell table:style-name="Table10.B2" office:value-type="string">
            <text:p text:style-name="P1">Identificador do algoritmo</text:p>
          </table:table-cell>
        </table:table-row>
        <table:table-row>
          <table:covered-table-cell/>
          <table:table-cell table:style-name="Table10.A2" office:value-type="string">
            <text:p text:style-name="P1">description</text:p>
          </table:table-cell>
          <table:table-cell table:style-name="Table10.B2" office:value-type="string">
            <text:p text:style-name="P1">Breve descrição</text:p>
          </table:table-cell>
        </table:table-row>
        <table:table-row>
          <table:table-cell table:style-name="Table10.A2" office:value-type="string">
            <text:p text:style-name="P80">graph</text:p>
          </table:table-cell>
          <table:table-cell table:style-name="Table10.B2" table:number-columns-spanned="2" office:value-type="string">
            <text:p text:style-name="P1">Lista com os identificadores dos grafos utilizados pelo algoritmo</text:p>
          </table:table-cell>
          <table:covered-table-cell/>
        </table:table-row>
        <table:table-row>
          <table:table-cell table:style-name="Table10.A2" office:value-type="string">
            <text:p text:style-name="P80">parameter</text:p>
          </table:table-cell>
          <table:table-cell table:style-name="Table10.B2" table:number-columns-spanned="2" office:value-type="string">
            <text:p text:style-name="P1">Lista de parâmetros passados para a execução</text:p>
          </table:table-cell>
          <table:covered-table-cell/>
        </table:table-row>
        <table:table-row>
          <table:table-cell table:style-name="Table10.A2" office:value-type="string">
            <text:p text:style-name="P80">result</text:p>
          </table:table-cell>
          <table:table-cell table:style-name="Table10.B2" table:number-columns-spanned="2" office:value-type="string">
            <text:p text:style-name="P1">Lista com os resultados em si, na forma de par chave/valor</text:p>
          </table:table-cell>
          <table:covered-table-cell/>
        </table:table-row>
      </table:table>
      <text:p text:style-name="P1"/>
      <text:h text:style-name="P71" text:outline-level="1">RETORNO DE ERROS </text:h>
      <text:p text:style-name="P1"><text:tab/>Caso algum erro ocorra durante o acesso a algum dos recursos, é retornado ao cliente um JSON com informações sobre o erro .</text:p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7">Chave</text:p>
          </table:table-cell>
          <table:table-cell table:style-name="Table11.B1" office:value-type="string">
            <text:p text:style-name="P77">Valor</text:p>
          </table:table-cell>
        </table:table-row>
        <table:table-row>
          <table:table-cell table:style-name="Table11.A2" office:value-type="string">
            <text:p text:style-name="P78">error</text:p>
          </table:table-cell>
          <table:table-cell table:style-name="Table11.B2" office:value-type="string">
            <text:p text:style-name="P78">Descrição textual do erro</text:p>
          </table:table-cell>
        </table:table-row>
      </table:table>
      <text:h text:style-name="P73" text:outline-level="1">COMO ADICIONAR ALGORITMOS</text:h>
      <text:p text:style-name="P52"/>
      <text:p text:style-name="P53"><text:tab/>Para adicionar um algoritmo ao sistema, basta desenvolê-lo e salvá-lo na pasta especificada em <text:span text:style-name="T5">ALGORITHM_DIR</text:span><text:span text:style-name="T1">, mas primeiro</text:span> o desenvolvedor deve ter conhecimento das duas classes necessárias para a execução: <text:span text:style-name="T9">GraphBase</text:span> e <text:span text:style-name="T3">AlgorithmBase</text:span><text:span text:style-name="T1">.</text:span></text:p>
      <text:p text:style-name="P52"/>
      <text:h text:style-name="P75" text:outline-level="2">A Classe GraphBase</text:h>
      <text:p text:style-name="P41"><text:tab/>Esta classe é a responsável por lidar com um grafo em si, utilizada tanto pelo sistema internamente, quanto pelos algoritmos que são executados. <text:span text:style-name="T2">Um dos principais fatores considerados durante seu desenvolvimento foi <text:s/>sua representação no formato JSON. A maior preocupação foi manter sua simplicidade para que humanos consigam entender sua estrutura, em JSON, de maneira muito fácil.</text:span></text:p>
      <text:p text:style-name="P1"><text:tab/>Sua estrutura é a seguinte:</text:p>
      <text:p text:style-name="P41"/>
      <text:p text:style-name="P41">IMAGEM DA CLASSE UML</text:p>
      <text:p text:style-name="P41"/>
      <text:p text:style-name="P47">public $id</text:p>
      <text:list xml:id="list774298108" text:style-name="L16">
        <text:list-item>
          <text:list>
            <text:list-item>
              <text:p text:style-name="P6">Identificador do grafo</text:p>
            </text:list-item>
          </text:list>
        </text:list-item>
      </text:list>
      <text:p text:style-name="P1"/>
      <text:p text:style-name="P47">public $vertexes</text:p>
      <text:list xml:id="list492595648" text:style-name="L17">
        <text:list-item>
          <text:list>
            <text:list-item>
              <text:p text:style-name="P7">Vetor associativo que guarda informações sobre cada vértice.</text:p>
            </text:list-item>
            <text:list-item>
              <text:p text:style-name="P7">Cada chave deste vetor é o identificador de um vértice, cujo conteúdo é outro vetor associativo que armazena suas informações.</text:p>
            </text:list-item>
          </text:list>
        </text:list-item>
      </text:list>
      <text:p text:style-name="P1"/>
      <text:p text:style-name="P47">public $adjacency</text:p>
      <text:list xml:id="list1096343761" text:style-name="L18">
        <text:list-item>
          <text:list>
            <text:list-item>
              <text:p text:style-name="P8">Vetor associativo que guarda a lista de adjacência.</text:p>
            </text:list-item>
            <text:list-item>
              <text:p text:style-name="P8">Como em <text:span text:style-name="T5">$vertexes</text:span>, suas chaves são identificadores de vértices. Porém, seu conteúdo é outra lista, indexada pelo identificador de cada vértice vizinho, com informações sobre a aresta que eles formam.</text:p>
            </text:list-item>
            <text:list-item>
              <text:p text:style-name="P8">Vértices desconexos não são exibidos nesta lista.</text:p>
            </text:list-item>
          </text:list>
        </text:list-item>
      </text:list>
      <text:p text:style-name="P41"/>
      <text:p text:style-name="P47">public function __construct($grafo)</text:p>
      <text:list xml:id="list1533195296" text:style-name="L19">
        <text:list-item>
          <text:list>
            <text:list-item>
              <text:p text:style-name="P9">Método construtor da classe. Recebe como argumento, opcional, um vetor que representa um grafo que é, então, carregado para se tornar um objeto.</text:p>
            </text:list-item>
          </text:list>
        </text:list-item>
      </text:list>
      <text:p text:style-name="P1"/>
      <text:p text:style-name="P47">private function loadFromArray($array)</text:p>
      <text:list xml:id="list1661099685" text:style-name="L20">
        <text:list-item>
          <text:list>
            <text:list-item>
              <text:p text:style-name="P10">Método privado que cria um objeto a partir do vetor, passado como argumento.</text:p>
            </text:list-item>
          </text:list>
        </text:list-item>
      </text:list>
      <text:p text:style-name="P1"/>
      <text:p text:style-name="P47">public function createVertex($v, $data)</text:p>
      <text:list xml:id="list851489919" text:style-name="L21">
        <text:list-item>
          <text:list>
            <text:list-item>
              <text:p text:style-name="P11">Método para a criação de um vértice no grafo. Recebe como argumentos um identificador para o novo vértice e uma variável, opcional, que contém seus dados.</text:p>
            </text:list-item>
            <text:list-item>
              <text:p text:style-name="P11">Caso a variável seja um vetor, ela automaticamente é incorporada à seção de dados do vértice. Se for escalar, é relacionada a uma chave chamada “<text:span text:style-name="T5">data”</text:span> antes desta incorporação e, caso não seja passado dado algum, o índice que <text:span text:style-name="T5">$v </text:span>ocupará no vetor de vértices é obtido e passa a ser a única informação na seção, sob a chave “<text:span text:style-name="T5">index</text:span>”.</text:p>
            </text:list-item>
          </text:list>
        </text:list-item>
      </text:list>
      <text:p text:style-name="P1"/>
      <text:p text:style-name="P47"><text:soft-page-break/>public function deleteVertex($v)</text:p>
      <text:list xml:id="list280224492" text:style-name="L22">
        <text:list-item>
          <text:list>
            <text:list-item>
              <text:p text:style-name="P12">Método para a remoção de um vértice do grafo. Todas suas ocorrências na lista de adjacência também são removidas.</text:p>
            </text:list-item>
          </text:list>
        </text:list-item>
      </text:list>
      <text:p text:style-name="P47">public function createEdge($u, $v, $data)</text:p>
      <text:list xml:id="list1514796871" text:style-name="L23">
        <text:list-item>
          <text:list>
            <text:list-item>
              <text:p text:style-name="P13">Método para a criação da aresta <text:span text:style-name="T5">(u,v)</text:span> no grafo. Recebe como argumentos os identificadores dos vértices e um vetor, opcional, que contém dados sobre a aresta.</text:p>
            </text:list-item>
            <text:list-item>
              <text:p text:style-name="P13">Uma abordagem semelhante à criação de um vetor é feita neste método em relação à passagem do argumento <text:span text:style-name="T5">$data</text:span>, com a diferença que, caso não seja passada, a informação de peso nulo é atribúida à nova aresta, sob a chave “<text:span text:style-name="T5">weight</text:span>”.</text:p>
            </text:list-item>
          </text:list>
        </text:list-item>
      </text:list>
      <text:p text:style-name="P1"/>
      <text:p text:style-name="P47">public function deleteEdge($u, $v)</text:p>
      <text:list xml:id="list1583081686" text:style-name="L24">
        <text:list-item>
          <text:list>
            <text:list-item>
              <text:p text:style-name="P48"><text:span text:style-name="T2">Método para remover a aresta </text:span><text:span text:style-name="T4">(u,v) </text:span><text:span text:style-name="T2">do grafo</text:span></text:p>
            </text:list-item>
          </text:list>
        </text:list-item>
      </text:list>
      <text:p text:style-name="P1"/>
      <text:p text:style-name="P47">public function setId($id)</text:p>
      <text:list xml:id="list1259353098" text:style-name="L25">
        <text:list-item>
          <text:list>
            <text:list-item>
              <text:p text:style-name="P14">Método para atribuir um identificador ao grafo.</text:p>
            </text:list-item>
          </text:list>
        </text:list-item>
      </text:list>
      <text:p text:style-name="P1"/>
      <text:p text:style-name="P47">public function getId()</text:p>
      <text:list xml:id="list73465773" text:style-name="L26">
        <text:list-item>
          <text:list>
            <text:list-item>
              <text:p text:style-name="P15">Método para obter o identificador de um grafo.</text:p>
            </text:list-item>
          </text:list>
        </text:list-item>
      </text:list>
      <text:p text:style-name="P1"/>
      <text:p text:style-name="P47">public function save()</text:p>
      <text:list xml:id="list799585221" text:style-name="L27">
        <text:list-item>
          <text:list>
            <text:list-item>
              <text:p text:style-name="P16">Método para salvar a instância do grafo no sistema, na pasta <text:span text:style-name="T5">GRAPH_DATA_DIR</text:span>.</text:p>
            </text:list-item>
            <text:list-item>
              <text:p text:style-name="P16">Gera um novo identificador para o grafo, usado para dar nome ao arquivo onde será salvo, no formato JSON. Este identificador é retornado ao fim da execução.</text:p>
            </text:list-item>
          </text:list>
        </text:list-item>
      </text:list>
      <text:p text:style-name="P1"/>
      <text:h text:style-name="P75" text:outline-level="2">A classe AlgorithmBase</text:h>
      <text:p text:style-name="P1"><text:tab/>Esta é a classe a ser estendida por todos os algoritmos. Ela provê algumas funções comuns a todos eles, além de tratar o resultado gerado, o que permite que seja salvo no sistema de maneira correta.</text:p>
      <text:p text:style-name="P1"><text:tab/>Possui a seguinte estrutura:</text:p>
      <text:p text:style-name="P38"/>
      <text:p text:style-name="P38">private $id</text:p>
      <text:list xml:id="list1401803615" text:style-name="L28">
        <text:list-item>
          <text:list>
            <text:list-item>
              <text:p text:style-name="P17">Identificador do resultado</text:p>
            </text:list-item>
          </text:list>
        </text:list-item>
      </text:list>
      <text:p text:style-name="P1"/>
      <text:p text:style-name="P38">private $title</text:p>
      <text:list xml:id="list2157147767" text:style-name="L29">
        <text:list-item>
          <text:list>
            <text:list-item>
              <text:p text:style-name="P18">Título do algoritmo </text:p>
            </text:list-item>
          </text:list>
        </text:list-item>
      </text:list>
      <text:p text:style-name="P38"/>
      <text:p text:style-name="P38">private $description</text:p>
      <text:list xml:id="list172581854" text:style-name="L30">
        <text:list-item>
          <text:list>
            <text:list-item>
              <text:p text:style-name="P19">Descrição breve do algoritmo. Além de ser usado na página de informação, é exibido no arquivo de resultado. </text:p>
            </text:list-item>
          </text:list>
        </text:list-item>
      </text:list>
      <text:p text:style-name="P38"/>
      <text:p text:style-name="P38">private $inputInfo</text:p>
      <text:list xml:id="list114773657" text:style-name="L31">
        <text:list-item>
          <text:list>
            <text:list-item>
              <text:p text:style-name="P39"><text:span text:style-name="T4">Vetor associativo com informações sobre cada dado de entrada do algoritmo. É indexado pelo nome do dado, que pode ser um grafo ou um parâmetro.</text:span> </text:p>
            </text:list-item>
          </text:list>
        </text:list-item>
      </text:list>
      <text:p text:style-name="P38"/>
      <text:p text:style-name="P38">private $resultInfo</text:p>
      <text:list xml:id="list413462158" text:style-name="L32">
        <text:list-item>
          <text:list>
            <text:list-item>
              <text:p text:style-name="P20">Semelhante ao vetor de entrada, descreve a saída gerada pelo algoritmo. </text:p>
            </text:list-item>
          </text:list>
        </text:list-item>
      </text:list>
      <text:p text:style-name="P38"><text:soft-page-break/><text:s/>public $param</text:p>
      <text:list xml:id="list86792580" text:style-name="L33">
        <text:list-item>
          <text:list>
            <text:list-item>
              <text:p text:style-name="P21">Vetor associativo que armazena os parâmetros de entrada. É indexado pelos nomes dos dados. </text:p>
            </text:list-item>
          </text:list>
        </text:list-item>
      </text:list>
      <text:p text:style-name="P38">public $graph</text:p>
      <text:list xml:id="list1546821540" text:style-name="L34">
        <text:list-item>
          <text:list>
            <text:list-item>
              <text:p text:style-name="P22">Vetor associativo que armazena os objetos da classe GraphBase, obtidos através dos identificadores passados como argumento. É indexado pelos nomes dos grafos de entada. </text:p>
            </text:list-item>
          </text:list>
        </text:list-item>
      </text:list>
      <text:p text:style-name="P38"/>
      <text:p text:style-name="P38">private $result</text:p>
      <text:list xml:id="list805829361" text:style-name="L35">
        <text:list-item>
          <text:list>
            <text:list-item>
              <text:p text:style-name="P23">Vetor associativo que armazena os resultados gerados pelo algoritmo. É indexado pelos nomes dos dados gerados. </text:p>
            </text:list-item>
          </text:list>
        </text:list-item>
      </text:list>
      <text:p text:style-name="P1"/>
      <text:p text:style-name="P38">public function setTitle($title)</text:p>
      <text:list xml:id="list1882989875" text:style-name="L36">
        <text:list-item>
          <text:list>
            <text:list-item>
              <text:p text:style-name="P24">Define o título do algoritmo. </text:p>
            </text:list-item>
          </text:list>
        </text:list-item>
      </text:list>
      <text:p text:style-name="P1"/>
      <text:p text:style-name="P38">public function getTitle()</text:p>
      <text:list xml:id="list785380262" text:style-name="L37">
        <text:list-item>
          <text:list>
            <text:list-item>
              <text:p text:style-name="P25">Obtém o título do algoritmo. </text:p>
            </text:list-item>
          </text:list>
        </text:list-item>
      </text:list>
      <text:p text:style-name="P38"/>
      <text:p text:style-name="P38">public function setDescription($desc)</text:p>
      <text:list xml:id="list1122626158" text:style-name="L38">
        <text:list-item>
          <text:list>
            <text:list-item>
              <text:p text:style-name="P26">Define uma descrição breve do algoritmo. </text:p>
            </text:list-item>
          </text:list>
        </text:list-item>
      </text:list>
      <text:p text:style-name="P38"/>
      <text:p text:style-name="P38">public function getDescription()</text:p>
      <text:list xml:id="list1348810439" text:style-name="L39">
        <text:list-item>
          <text:list>
            <text:list-item>
              <text:p text:style-name="P27">Obtém a descrição do algoritmo. </text:p>
            </text:list-item>
          </text:list>
        </text:list-item>
      </text:list>
      <text:p text:style-name="P38"/>
      <text:p text:style-name="P38">public function setInputInfo($info)</text:p>
      <text:list xml:id="list1788130972" text:style-name="L40">
        <text:list-item>
          <text:list>
            <text:list-item>
              <text:p text:style-name="P28">Define informações sobre os parâmetros de entrada do algoritmo. </text:p>
            </text:list-item>
          </text:list>
        </text:list-item>
      </text:list>
      <text:p text:style-name="P38"/>
      <text:p text:style-name="P38">public function getInputInfo()</text:p>
      <text:list xml:id="list541586569" text:style-name="L41">
        <text:list-item>
          <text:list>
            <text:list-item>
              <text:p text:style-name="P29">Obtém as informações de entrada. </text:p>
            </text:list-item>
          </text:list>
        </text:list-item>
      </text:list>
      <text:p text:style-name="P38"/>
      <text:p text:style-name="P38">public function setResultInfo($info)</text:p>
      <text:list xml:id="list381445257" text:style-name="L42">
        <text:list-item>
          <text:list>
            <text:list-item>
              <text:p text:style-name="P30">Define informações sobre o resultado gerado pelo algoritmo. </text:p>
            </text:list-item>
          </text:list>
        </text:list-item>
      </text:list>
      <text:p text:style-name="P38"/>
      <text:p text:style-name="P38">public function getResultInfo()</text:p>
      <text:list xml:id="list1348163277" text:style-name="L43">
        <text:list-item>
          <text:list>
            <text:list-item>
              <text:p text:style-name="P31">Obtém as informações sobre o resultado. </text:p>
            </text:list-item>
          </text:list>
        </text:list-item>
      </text:list>
      <text:p text:style-name="P38"/>
      <text:p text:style-name="P38">public function setGraphsList($g)</text:p>
      <text:list xml:id="list343082159" text:style-name="L44">
        <text:list-item>
          <text:list>
            <text:list-item>
              <text:p text:style-name="P32">Define a lista de grafos de entrada. </text:p>
            </text:list-item>
          </text:list>
        </text:list-item>
      </text:list>
      <text:p text:style-name="P38"/>
      <text:p text:style-name="P38">public function setParamsList($p)</text:p>
      <text:list xml:id="list144674435" text:style-name="L45">
        <text:list-item>
          <text:list>
            <text:list-item>
              <text:p text:style-name="P33">Define a lista de parâmetros. </text:p>
            </text:list-item>
          </text:list>
        </text:list-item>
      </text:list>
      <text:p text:style-name="P38"/>
      <text:p text:style-name="P38">public function setResult($result)</text:p>
      <text:list xml:id="list141826321" text:style-name="L46">
        <text:list-item>
          <text:list>
            <text:list-item>
              <text:p text:style-name="P34">Define a lista de resultados.</text:p>
            </text:list-item>
            <text:list-item>
              <text:p text:style-name="P40"><text:span text:style-name="T4">A função </text:span><text:span text:style-name="T6">sanitizeResult()</text:span><text:span text:style-name="T4"> é chamada para tratar cada dado.</text:span></text:p>
            </text:list-item>
            <text:list-item>
              <text:p text:style-name="P34">Caso seja passado apenas um escalar, o valor é inserido em um vetor. </text:p>
            </text:list-item>
          </text:list>
        </text:list-item>
      </text:list>
      <text:p text:style-name="P38"/>
      <text:p text:style-name="P38">public function getResult()</text:p>
      <text:list xml:id="list1080886764" text:style-name="L47">
        <text:list-item>
          <text:list>
            <text:list-item>
              <text:p text:style-name="P35">Obtém a lista de resultados. </text:p>
            </text:list-item>
          </text:list>
        </text:list-item>
      </text:list>
      <text:p text:style-name="P1"/>
      <text:p text:style-name="P1"/>
      <text:p text:style-name="P38"><text:soft-page-break/>private function sanitizeResult($resultArray)</text:p>
      <text:list xml:id="list600776581" text:style-name="L48">
        <text:list-item>
          <text:list>
            <text:list-item>
              <text:p text:style-name="P36">Função recursiva para tratar a lista de resultados. Para cada valor, verifica-se seu tipo. Caso seja um objeto da classe GraphBase, é salvo no sistema e seu identificador é usado na lista. </text:p>
            </text:list-item>
          </text:list>
        </text:list-item>
      </text:list>
      <text:h text:style-name="P75" text:outline-level="2">A classe do algoritmo</text:h>
      <text:p text:style-name="P1"><text:tab/>Antes do desenvolvimento, o autor deve seguir, ainda, alguns procedimentos obrigatórios:</text:p>
      <text:list xml:id="list1201676579" text:style-name="L49">
        <text:list-item>
          <text:list>
            <text:list-item>
              <text:p text:style-name="P37">Iniciar o nome da classe com letra maiúscula, além de conter apenas letras, números e o símbolo “_” (<text:span text:style-name="T5">underscore</text:span>);</text:p>
            </text:list-item>
            <text:list-item>
              <text:p text:style-name="P37">Nomear o arquivo de maneira idêntica ao nome da classe;</text:p>
            </text:list-item>
            <text:list-item>
              <text:p text:style-name="P37">Estender a <text:span text:style-name="T5">AlgorithmBase;</text:span></text:p>
            </text:list-item>
            <text:list-item>
              <text:p text:style-name="P37">Implementar os métodos <text:span text:style-name="T5">Run()</text:span> e <text:span text:style-name="T5">Info()</text:span>;</text:p>
            </text:list-item>
            <text:list-item>
              <text:p text:style-name="P37">Executar o método <text:span text:style-name="T5">setResult()</text:span> ao fim da execução para salvar o resultado.</text:p>
            </text:list-item>
          </text:list>
        </text:list-item>
      </text:list>
      <text:p text:style-name="P1"/>
      <text:p text:style-name="P1"><text:tab/>A fim de incrementar o arquivo de resultado, a classe de algoritmo pode implementar o método construtor <text:span text:style-name="T5">__construct()</text:span> para executar o método <text:span text:style-name="T5">setDescription()</text:span>. Este passo não é obrigatório, mas é uma boa prática. EXPLICAR QUANDO FALAR DA ALGORITHMBASE</text:p>
      <text:p text:style-name="P1"><text:tab/>O esqueleto de toda classe de algoritmo é o seguinte:</text:p>
      <text:p text:style-name="P1"/>
      <text:p text:style-name="P1">&lt;?php </text:p>
      <text:p text:style-name="P1">class Example extends AlgorithmBase{</text:p>
      <text:p text:style-name="P1"><text:tab/>public function __construct(){ </text:p>
      <text:p text:style-name="P1"><text:tab/><text:tab/>$this-&gt;setDescription('Testing algorithm'); </text:p>
      <text:p text:style-name="P1"><text:tab/>} </text:p>
      <text:p text:style-name="P1"><text:tab/> </text:p>
      <text:p text:style-name="P1"><text:tab/>public function Run(){ </text:p>
      <text:p text:style-name="P1"><text:tab/>} </text:p>
      <text:p text:style-name="P1"><text:tab/> </text:p>
      <text:p text:style-name="P1"><text:tab/>public function Info(){ </text:p>
      <text:p text:style-name="P1"><text:tab/>} </text:p>
      <text:p text:style-name="P1">}</text:p>
      <text:p text:style-name="P38"/>
      <text:p text:style-name="P1"><text:tab/>Ao salvar este esboço em <text:span text:style-name="T5">ALGORITHM_DIR/Example.php</text:span> a URI <text:span text:style-name="T5">/example.json</text:span> torna-se disponível.</text:p>
      <text:p text:style-name="P1"/>
      <text:h text:style-name="P82" text:outline-level="3">O Método <text:s/><text:span text:style-name="T5">Run()</text:span></text:h>
      <text:p text:style-name="P1"><text:tab/>Este método é o principal da classe algoritmo, pois é o responsável por efetivamente rodá-lo. Aqui são manipuladas as listas <text:span text:style-name="T5">$graph</text:span> e <text:span text:style-name="T5">$param</text:span> para gerar o resultado, armazenado na lista <text:span text:style-name="T5">$result</text:span>, através do método <text:span text:style-name="T5">setResult</text:span>() – descrito na seção TAL, que deve ser chamado ao fim da execução.</text:p>
      <text:p text:style-name="P1"><text:tab/>O desenvolvedor é livre para manusear os grafos de entrada, sem que suas mudanças afetem o grafo original. Com isso, pode remover vértices ou arestas e até mesmo criar campos de controle durante a execução.</text:p>
      <text:p text:style-name="P1"/>
      <text:h text:style-name="P82" text:outline-level="3">O Método <text:span text:style-name="T5">Info()</text:span></text:h>
      <text:p text:style-name="P38"><text:span text:style-name="T4"><text:tab/>Este método executa outros da classe </text:span><text:span text:style-name="T6">AlgorithmBase</text:span><text:span text:style-name="T4"> para informar ao usuário, </text:span><text:soft-page-break/><text:span text:style-name="T4">humano, qual sua função, o que espera como entrada e o que gera como saída.</text:span></text:p>
      <text:p text:style-name="P1"><text:tab/>O desenvolvedor do algoritmo pode chamar os seguintes métodos:</text:p>
      <text:list xml:id="list430104910" text:style-name="L50">
        <text:list-item>
          <text:list>
            <text:list-item>
              <text:p text:style-name="P51">setTitle()</text:p>
            </text:list-item>
            <text:list-item>
              <text:p text:style-name="P51">setInputInfo()</text:p>
            </text:list-item>
            <text:list-item>
              <text:p text:style-name="P51">setResultInfo()</text:p>
            </text:list-item>
          </text:list>
        </text:list-item>
      </text:list>
      <text:p text:style-name="P50"/>
      <text:p text:style-name="P1"><text:tab/>Sua resposta é dada em JSON mas, embora um leitor humano seja capaz de compreendê-lo, é mais apropriado criar um cliente que formate estes dados de uma maneira visivelmente melhor.</text:p>
      <text:h text:style-name="P72" text:outline-level="1">Referências</text:h>
      <text:list xml:id="list77899115" text:style-name="L51">
        <text:list-item>
          <text:p text:style-name="P63"><text:span text:style-name="T19">Introducing JSON</text:span><text:span text:style-name="T21">.</text:span><text:span text:style-name="T19"> </text:span><text:a xlink:type="simple" xlink:href="http://json.org/"><text:span text:style-name="T21">http://json.org/</text:span></text:a><text:span text:style-name="T22"> Acessado em setembro de 2011</text:span></text:p>
          <text:p text:style-name="P63"><text:a xlink:type="simple" xlink:href="http://www.php.net/manual/en/index.php"><text:span text:style-name="T22"/></text:a></text:p>
        </text:list-item>
        <text:list-item>
          <text:p text:style-name="P63"><text:span text:style-name="T19">PHP Manual</text:span><text:span text:style-name="T21">.</text:span><text:span text:style-name="T19"> </text:span><text:a xlink:type="simple" xlink:href="http://www.php.net/manual/en/index.php"><text:span text:style-name="T22">http://www.php.net/manual/en/index.php</text:span></text:a><text:span text:style-name="T22"> Acessado em agosto de 2011</text:span></text:p>
          <text:p text:style-name="P70"/>
        </text:list-item>
        <text:list-item>
          <text:p text:style-name="P69"><text:span text:style-name="T22">GAGNON, Michel. </text:span><text:span text:style-name="T20">CI065 - Algoritmos e teoria dos grafos - Notas de Aula - 2001</text:span><text:span text:style-name="T22">, </text:span><text:a xlink:type="simple" xlink:href="http://www.inf.ufpr.br/andre/Disciplinas/BSc/CI065/michel/grafos.html"><text:span text:style-name="T22">http://www.inf.ufpr.br/andre/Disciplinas/BSc/CI065/michel/grafos.html</text:span></text:a><text:span text:style-name="T22">. Algoritmos e teoria dos grafos. Acessado em setembro de 2011</text:span></text:p>
        </text:list-item>
        <text:list-item>
          <text:p text:style-name="P69"><text:span text:style-name="T22">WIKIPEDIA. </text:span><text:span text:style-name="T20">Graph theory</text:span><text:span text:style-name="T22">, </text:span><text:a xlink:type="simple" xlink:href="http://en.wikipedia.org/wiki/Graph_theory"><text:span text:style-name="T22">http://en.wikipedia.org/wiki/Graph_theory</text:span></text:a><text:span text:style-name="T22">. Teoria dos Grafos. Acessado em agosto de 2011. </text:span></text:p>
        </text:list-item>
        <text:list-item>
          <text:p text:style-name="P70">roy fielding. Acessado em setembro de 2011</text:p>
        </text:list-item>
        <text:list-item>
          <text:p text:style-name="P70">webservices. Acessado em novembro de 201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ria" svg:font-family="aria"/>
    <style:font-face style:name="arial" svg:font-family="arial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ipe Pisa</meta:initial-creator>
    <meta:creation-date>2011-12-29T12:07:52</meta:creation-date>
    <dc:date>2012-01-03T16:45:06</dc:date>
    <dc:creator>Felipe Pisa</dc:creator>
    <meta:editing-duration>PT5H57M40S</meta:editing-duration>
    <meta:editing-cycles>15</meta:editing-cycles>
    <meta:generator>LibreOffice/3.3$Linux LibreOffice_project/330m19$Build-202</meta:generator>
    <meta:document-statistic meta:table-count="13" meta:image-count="0" meta:object-count="0" meta:page-count="11" meta:paragraph-count="289" meta:word-count="2218" meta:character-count="14267"/>
  </office:meta>
</office:document-meta>
</file>